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fb4" officeooo:paragraph-rsid="00110fb4"/>
    </style:style>
    <style:style style:name="P2" style:family="paragraph" style:parent-style-name="Standard">
      <style:text-properties officeooo:rsid="0018e3fb" officeooo:paragraph-rsid="0018e3fb"/>
    </style:style>
    <style:style style:name="P3" style:family="paragraph" style:parent-style-name="Standard">
      <style:text-properties officeooo:rsid="001a6746" officeooo:paragraph-rsid="001a6746"/>
    </style:style>
    <style:style style:name="P4" style:family="paragraph" style:parent-style-name="Standard">
      <style:text-properties officeooo:rsid="001ae845" officeooo:paragraph-rsid="001ae845"/>
    </style:style>
    <style:style style:name="P5" style:family="paragraph" style:parent-style-name="Standard">
      <style:text-properties officeooo:rsid="001cd955" officeooo:paragraph-rsid="001cd955"/>
    </style:style>
    <style:style style:name="T1" style:family="text">
      <style:text-properties officeooo:rsid="00126d78"/>
    </style:style>
    <style:style style:name="T2" style:family="text">
      <style:text-properties officeooo:rsid="0014d904"/>
    </style:style>
    <style:style style:name="T3" style:family="text">
      <style:text-properties officeooo:rsid="0018e3fb"/>
    </style:style>
    <style:style style:name="T4" style:family="text">
      <style:text-properties officeooo:rsid="001a6746"/>
    </style:style>
    <style:style style:name="T5" style:family="text">
      <style:text-properties fo:font-style="italic" officeooo:rsid="001a674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6746" style:font-style-asian="normal" style:font-style-complex="normal"/>
    </style:style>
    <style:style style:name="T8" style:family="text">
      <style:text-properties fo:font-style="normal" officeooo:rsid="001cd955" style:font-style-asian="normal" style:font-style-complex="normal"/>
    </style:style>
    <style:style style:name="T9" style:family="text">
      <style:text-properties officeooo:rsid="001ae845"/>
    </style:style>
    <style:style style:name="T10" style:family="text">
      <style:text-properties officeooo:rsid="001cd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yberhygiene Project Network Phase II comprises the creation of a <text:span text:style-name="T3">deployable </text:span>version of the existing Phase I network that will be used for <text:span text:style-name="T3">testing</text:span> purposes at <text:span text:style-name="T3">a selected test location</text:span> to <text:span text:style-name="T3">evaluate</text:span> the concept of an all open source solution to the cybersecurity issue for very small businesses.</text:p>
      <text:p text:style-name="P1"/>
      <text:p text:style-name="P1">Towards that end the system administrator has procured a wheeled 6u travel rack (case) designed for up to hold 6 rack space equivalents (6u) by 1<text:span text:style-name="T1">9</text:span> inches deep (half depth). <text:s text:c="3"/>Populating the case will <text:span text:style-name="T2">be</text:span> a HP <text:span text:style-name="T1">Proliant DL 20 Gen10 Plus Server with a Xeon E-2334 processor and 64GB RAM. <text:s/></text:span><text:span text:style-name="T2">Also a </text:span><text:span text:style-name="T3">router/firewall, switch, etc.</text:span></text:p>
      <text:p text:style-name="P1"/>
      <text:p text:style-name="P2">The first step in the project is to analyze the existing Cyberinabox network and identify the unique information that is needed to perform a near-duplicate installation on a new system. <text:s/>Obviously this will include </text:p>
      <text:p text:style-name="P2">1. A fully qualified domain name</text:p>
      <text:p text:style-name="P2">2. A wild card SSL certificate for the Domain</text:p>
      <text:p text:style-name="P2">3. A narrative <text:s/>description of the business such as a capability statement containing pertinent business information such as physical address, ownership, DUNS number or CAGE code.</text:p>
      <text:p text:style-name="P2">4. The static IP Address to which the system will connect</text:p>
      <text:p text:style-name="P2">5. A list (perhaps comma delimited) of initial users to be registered</text:p>
      <text:p text:style-name="P2">etc.</text:p>
      <text:p text:style-name="P2"/>
      <text:p text:style-name="P2">This information should be included in a Phase II installation preparation guide <text:span text:style-name="T4">and a companion installation information form or markdown. <text:s/>These documents will be stored in a Installer directory in </text:span><text:span text:style-name="T5">home</text:span><text:span text:style-name="T7">/admin/Documents or a similar directory for reference by the installation script.</text:span></text:p>
      <text:p text:style-name="P2"><text:span text:style-name="T7"/></text:p>
      <text:p text:style-name="P3"><text:span text:style-name="T6">Server installation will be manually from a distribution ISO and accomplished following a Rocky Linux (FIPS-enabled) guide that will address specific ‘unique’ NIST requirements such as disk partitioning, grub bootloader instructions, and setting up a boot (grub2) password. <text:s/>It will also specify selection of specific options such as a security profile compatible with NIST 800-171. <text:s/></text:span><text:span text:style-name="T8">Following initial start-up FIPS will be enabled and the OpenSCAP tool will be downloaded an the system remediated to NIST standards before proceeding.</text:span></text:p>
      <text:p text:style-name="P3"><text:span text:style-name="T6"/></text:p>
      <text:p text:style-name="P3"><text:span text:style-name="T6">Of interest here is a potential time savings that could be accomplished by selecting the correct options for software to be loaded with the initial installation. </text:span></text:p>
      <text:p text:style-name="P2"/>
      <text:p text:style-name="P3">Conceptually, Phase II <text:span text:style-name="T9">installation will then progress through </text:span>a number of shell scripts (or a master installation script that calls subordinate scripts) that will use Claude Code or similar AI to facilitate building the server to <text:s text:c="2"/>follow the blueprint of the Cyberinabox.net system except for a different business entity. </text:p>
      <text:p text:style-name="P3"/>
      <text:p text:style-name="P4">The overall intent is to make a deployable distribution that would be pre-installed on an ISO <text:s/>(perhaps as a custom install using yaml or similar) or downloadable from a Git repository that would allow a highly automated custom installation of a hardened and secure small business server at minimal cost.</text:p>
      <text:p text:style-name="P4"/>
      <text:p text:style-name="P5">Much of the existing documentation in the dshannon46-jpg git repository (<text:a xlink:type="simple" xlink:href="https://github.com/dshannon46-jpg/-https-github.com-dshannon46-cyberhygiene-documentation" text:style-name="Internet_20_link" text:visited-style-name="Visited_20_Internet_20_Link">https://github.com/dshannon46-jpg/-https-github.com-dshannon46-cyberhygiene-documentation</text:a>) will be repurposed by the AI to adopt things like policies and procedures to fit the environment of the new business.</text:p>
      <text:p text:style-name="P4"/>
      <text:p text:style-name="P4"><text:soft-page-break/>The system requirements are an intel Xeon or similar processor (preferably similar to the HP DL20) with 64 GB of RAM and a 2 TB boot SSD. </text:p>
      <text:p text:style-name="P4"/>
      <text:p text:style-name="P4">Some of the optional features in the existing Cyberinabox server will be postponed. <text:s/>These include a RAID array and the AI interface. Those will be optional add-ons.</text:p>
      <text:p text:style-name="P4"/>
      <text:p text:style-name="P4">The Phase II system will be built <text:span text:style-name="T10">and tested using information for another domain owned by the system administrator for debugging. <text:s/>Once the system appears deployable it will be packaged in the aforementioned hardware case (portable rack) and taken to a test facility (a local small business) where it will be commissioned. </text:span></text:p>
      <text:p text:style-name="P4"/>
      <text:p text:style-name="P5">Success will be measured by the amount of time it takes to install and commission the network such that it meets essential NIST SP 800-171 security requirements albeit with some POA&amp;M items remaining. <text:s/></text:p>
      <text:p text:style-name="P3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0:27:00.407327493</meta:creation-date>
    <dc:date>2026-01-01T17:18:36.703637070</dc:date>
    <meta:editing-duration>PT1H29M44S</meta:editing-duration>
    <meta:editing-cycles>2</meta:editing-cycles>
    <meta:generator>LibreOffice/7.1.8.1$Linux_X86_64 LibreOffice_project/10$Build-1</meta:generator>
    <meta:document-statistic meta:table-count="0" meta:image-count="0" meta:object-count="0" meta:page-count="2" meta:paragraph-count="19" meta:word-count="619" meta:character-count="3938" meta:non-whitespace-character-count="3317"/>
  </office:meta>
</office:document-meta>
</file>